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3134in"/>
    </style:style>
    <style:style style:name="co3" style:family="table-column">
      <style:table-column-properties fo:break-before="auto" style:column-width="1.1618in"/>
    </style:style>
    <style:style style:name="co4" style:family="table-column">
      <style:table-column-properties fo:break-before="auto" style:column-width="1.0756in"/>
    </style:style>
    <style:style style:name="co5" style:family="table-column">
      <style:table-column-properties fo:break-before="auto" style:column-width="1.1728in"/>
    </style:style>
    <style:style style:name="co6" style:family="table-column">
      <style:table-column-properties fo:break-before="auto" style:column-width="1.3984in"/>
    </style:style>
    <style:style style:name="co7" style:family="table-column">
      <style:table-column-properties fo:break-before="auto" style:column-width="0.86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/>
    </style:style>
    <style:style style:name="ce4" style:family="table-cell" style:parent-style-name="Default" style:data-style-name="N60">
      <style:text-properties style:font-name="Arial"/>
    </style:style>
    <style:style style:name="ce5" style:family="table-cell" style:parent-style-name="Default" style:data-style-name="N60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2">
      <style:text-properties style:font-name="Arial"/>
    </style:style>
    <style:style style:name="ce7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27">
      <style:text-properties style:font-name="Arial"/>
    </style:style>
    <style:style style:name="ce9" style:family="table-cell" style:parent-style-name="Default" style:data-style-name="N11">
      <style:text-properties style:font-name="Arial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1" table:number-columns-repeated="1014" table:default-cell-style-name="ce1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6"/>
          <table:table-cell office:value-type="string">
            <text:p>POA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" office:value-type="string">
            <text:p>den (mol/cm3)</text:p>
          </table:table-cell>
          <table:table-cell table:style-name="ce3" office:value-type="string">
            <text:p>vol (cm3/mol)</text:p>
          </table:table-cell>
          <table:table-cell table:style-name="ce3" office:value-type="string">
            <text:p>T (K)</text:p>
          </table:table-cell>
          <table:table-cell office:value-type="string">
            <text:p>VCOSMO (A3)</text:p>
          </table:table-cell>
          <table:table-cell office:value-type="string">
            <text:p>VCOSMO(cm3/mol)</text:p>
          </table:table-cell>
          <table:table-cell/>
          <table:table-cell office:value-type="string">
            <text:p>FreeVolume</text:p>
          </table:table-cell>
          <table:table-cell office:value-type="string">
            <text:p>FreVolume %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CHLOROFORM</text:p>
          </table:table-cell>
          <table:table-cell table:style-name="ce4" office:value-type="float" office:value="0.012473">
            <text:p>1.25E-002</text:p>
          </table:table-cell>
          <table:table-cell table:style-name="ce6" table:formula="of:=1/[.D7]" office:value-type="float" office:value="80.1731740559609">
            <text:p>80.17</text:p>
          </table:table-cell>
          <table:table-cell table:style-name="ce4" office:value-type="float" office:value="293">
            <text:p>2.93E+002</text:p>
          </table:table-cell>
          <table:table-cell office:value-type="float" office:value="101.54">
            <text:p>101.54</text:p>
          </table:table-cell>
          <table:table-cell table:style-name="ce6" table:formula="of:=[.G7]*6.02E+023*1E-030*1000000" office:value-type="float" office:value="61.12708">
            <text:p>61.13</text:p>
          </table:table-cell>
          <table:table-cell/>
          <table:table-cell table:style-name="ce8" table:formula="of:=[.E7]-[.H7]/1.16" office:value-type="float" office:value="27.4774154352712">
            <text:p>27.4774</text:p>
          </table:table-cell>
          <table:table-cell table:style-name="ce9" table:formula="of:=[.J7]/[.E7]" office:value-type="percentage" office:value="0.342725802724138">
            <text:p>34.27%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string">
            <text:p>CARBON TETRACHLORIDE</text:p>
          </table:table-cell>
          <table:table-cell table:style-name="ce5" office:value-type="float" office:value="0.01029755">
            <text:p>1.03E-002</text:p>
          </table:table-cell>
          <table:table-cell table:style-name="ce6" table:formula="of:=1/[.D8]" office:value-type="float" office:value="97.1104777349952">
            <text:p>97.11</text:p>
          </table:table-cell>
          <table:table-cell table:style-name="ce5" office:value-type="float" office:value="298">
            <text:p>2.98E+002</text:p>
          </table:table-cell>
          <table:table-cell office:value-type="float" office:value="123.39">
            <text:p>123.39</text:p>
          </table:table-cell>
          <table:table-cell table:style-name="ce6" table:formula="of:=[.G8]*6.02E+023*1E-030*1000000" office:value-type="float" office:value="74.28078">
            <text:p>74.28</text:p>
          </table:table-cell>
          <table:table-cell/>
          <table:table-cell table:style-name="ce8" table:formula="of:=[.E8]-[.H8]/1.16" office:value-type="float" office:value="33.0753225625814">
            <text:p>33.0753</text:p>
          </table:table-cell>
          <table:table-cell table:style-name="ce9" table:formula="of:=[.J8]/[.E8]" office:value-type="percentage" office:value="0.34059478785431">
            <text:p>34.06%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string">
            <text:p>METHANE</text:p>
          </table:table-cell>
          <table:table-cell table:style-name="ce5" office:value-type="float" office:value="0.02649196">
            <text:p>2.65E-002</text:p>
          </table:table-cell>
          <table:table-cell table:style-name="ce6" table:formula="of:=1/[.D9]" office:value-type="float" office:value="37.7473014454197">
            <text:p>37.75</text:p>
          </table:table-cell>
          <table:table-cell table:style-name="ce5" office:value-type="float" office:value="112">
            <text:p>1.12E+002</text:p>
          </table:table-cell>
          <table:table-cell office:value-type="float" office:value="37">
            <text:p>37</text:p>
          </table:table-cell>
          <table:table-cell table:style-name="ce6" table:formula="of:=[.G9]*6.02E+023*1E-030*1000000" office:value-type="float" office:value="22.274">
            <text:p>22.27</text:p>
          </table:table-cell>
          <table:table-cell/>
          <table:table-cell table:style-name="ce8" table:formula="of:=[.E9]-[.H9]/1.16" office:value-type="float" office:value="18.5455773074886">
            <text:p>18.5456</text:p>
          </table:table-cell>
          <table:table-cell table:style-name="ce9"/>
          <table:table-cell table:number-columns-repeated="1013"/>
        </table:table-row>
        <table:table-row table:style-name="ro1">
          <table:table-cell table:number-columns-repeated="2"/>
          <table:table-cell table:style-name="ce2" office:value-type="string">
            <text:p>ETHANE</text:p>
          </table:table-cell>
          <table:table-cell table:style-name="ce5" office:value-type="float" office:value="0.01822451">
            <text:p>1.82E-002</text:p>
          </table:table-cell>
          <table:table-cell table:style-name="ce6" table:formula="of:=1/[.D10]" office:value-type="float" office:value="54.8711597732943">
            <text:p>54.87</text:p>
          </table:table-cell>
          <table:table-cell table:style-name="ce5" office:value-type="float" office:value="183">
            <text:p>1.83E+002</text:p>
          </table:table-cell>
          <table:table-cell office:value-type="float" office:value="68.41">
            <text:p>68.41</text:p>
          </table:table-cell>
          <table:table-cell table:style-name="ce6" table:formula="of:=[.G10]*6.02E+023*1E-030*1000000" office:value-type="float" office:value="41.18282">
            <text:p>41.18</text:p>
          </table:table-cell>
          <table:table-cell/>
          <table:table-cell table:style-name="ce8" table:formula="of:=[.E10]-[.H10]/1.16" office:value-type="float" office:value="19.3687287388116">
            <text:p>19.3687</text:p>
          </table:table-cell>
          <table:table-cell table:style-name="ce9"/>
          <table:table-cell table:number-columns-repeated="1013"/>
        </table:table-row>
        <table:table-row table:style-name="ro1">
          <table:table-cell table:number-columns-repeated="2"/>
          <table:table-cell table:style-name="ce2" office:value-type="string">
            <text:p>PROPYLENE</text:p>
          </table:table-cell>
          <table:table-cell table:style-name="ce5" office:value-type="float" office:value="0.01454359">
            <text:p>1.45E-002</text:p>
          </table:table-cell>
          <table:table-cell table:style-name="ce6" table:formula="of:=1/[.D11]" office:value-type="float" office:value="68.7588140204722">
            <text:p>68.76</text:p>
          </table:table-cell>
          <table:table-cell table:style-name="ce5" office:value-type="float" office:value="223">
            <text:p>2.23E+002</text:p>
          </table:table-cell>
          <table:table-cell office:value-type="float" office:value="71.21">
            <text:p>71.21</text:p>
          </table:table-cell>
          <table:table-cell table:style-name="ce6" table:formula="of:=[.G11]*6.02E+023*1E-030*1000000" office:value-type="float" office:value="42.86842">
            <text:p>42.87</text:p>
          </table:table-cell>
          <table:table-cell/>
          <table:table-cell table:style-name="ce8" table:formula="of:=[.E11]-[.H11]/1.16" office:value-type="float" office:value="31.8032795377136">
            <text:p>31.8033</text:p>
          </table:table-cell>
          <table:table-cell table:style-name="ce9"/>
          <table:table-cell table:number-columns-repeated="1013"/>
        </table:table-row>
        <table:table-row table:style-name="ro1">
          <table:table-cell table:number-columns-repeated="2"/>
          <table:table-cell table:style-name="ce2" office:value-type="string">
            <text:p>ISOBUTANE</text:p>
          </table:table-cell>
          <table:table-cell table:style-name="ce5" office:value-type="float" office:value="0.009583125">
            <text:p>9.58E-003</text:p>
          </table:table-cell>
          <table:table-cell table:style-name="ce6" table:formula="of:=1/[.D12]" office:value-type="float" office:value="104.350094567273">
            <text:p>104.35</text:p>
          </table:table-cell>
          <table:table-cell table:style-name="ce5" office:value-type="float" office:value="293">
            <text:p>2.93E+002</text:p>
          </table:table-cell>
          <table:table-cell office:value-type="float" office:value="98.02">
            <text:p>98.02</text:p>
          </table:table-cell>
          <table:table-cell table:style-name="ce6" table:formula="of:=[.G12]*6.02E+023*1E-030*1000000" office:value-type="float" office:value="59.00804">
            <text:p>59.01</text:p>
          </table:table-cell>
          <table:table-cell/>
          <table:table-cell table:style-name="ce8" table:formula="of:=[.E12]-[.H12]/1.16" office:value-type="float" office:value="53.4810945672732">
            <text:p>53.4811</text:p>
          </table:table-cell>
          <table:table-cell table:style-name="ce9" table:formula="of:=[.J12]/[.E12]" office:value-type="percentage" office:value="0.512516014375">
            <text:p>51.25%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string">
            <text:p>N-BUTANE</text:p>
          </table:table-cell>
          <table:table-cell table:style-name="ce5" office:value-type="float" office:value="0.009961633">
            <text:p>9.96E-003</text:p>
          </table:table-cell>
          <table:table-cell table:style-name="ce6" table:formula="of:=1/[.D13]" office:value-type="float" office:value="100.385147696166">
            <text:p>100.39</text:p>
          </table:table-cell>
          <table:table-cell table:style-name="ce5" office:value-type="float" office:value="293">
            <text:p>2.93E+002</text:p>
          </table:table-cell>
          <table:table-cell office:value-type="float" office:value="97.2">
            <text:p>97.2</text:p>
          </table:table-cell>
          <table:table-cell table:style-name="ce6" table:formula="of:=[.G13]*6.02E+023*1E-030*1000000" office:value-type="float" office:value="58.5144">
            <text:p>58.51</text:p>
          </table:table-cell>
          <table:table-cell/>
          <table:table-cell table:style-name="ce8" table:formula="of:=[.E13]-[.H13]/1.16" office:value-type="float" office:value="49.9416994203038">
            <text:p>49.9417</text:p>
          </table:table-cell>
          <table:table-cell table:style-name="ce9" table:formula="of:=[.J13]/[.E13]" office:value-type="percentage" office:value="0.497500881021379">
            <text:p>49.75%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string">
            <text:p>CYCLOHEXANE</text:p>
          </table:table-cell>
          <table:table-cell table:style-name="ce5" office:value-type="float" office:value="0.009256091">
            <text:p>9.26E-003</text:p>
          </table:table-cell>
          <table:table-cell table:style-name="ce6" table:formula="of:=1/[.D14]" office:value-type="float" office:value="108.036967225149">
            <text:p>108.04</text:p>
          </table:table-cell>
          <table:table-cell table:style-name="ce5" office:value-type="float" office:value="293">
            <text:p>2.93E+002</text:p>
          </table:table-cell>
          <table:table-cell office:value-type="float" office:value="122.97">
            <text:p>122.97</text:p>
          </table:table-cell>
          <table:table-cell table:style-name="ce6" table:formula="of:=[.G14]*6.02E+023*1E-030*1000000" office:value-type="float" office:value="74.02794">
            <text:p>74.03</text:p>
          </table:table-cell>
          <table:table-cell/>
          <table:table-cell table:style-name="ce8" table:formula="of:=[.E14]-[.H14]/1.16" office:value-type="float" office:value="44.2197775699769">
            <text:p>44.2198</text:p>
          </table:table-cell>
          <table:table-cell table:style-name="ce9" table:formula="of:=[.J14]/[.E14]" office:value-type="percentage" office:value="0.409302285187465">
            <text:p>40.93%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string">
            <text:p>BENZENE</text:p>
          </table:table-cell>
          <table:table-cell table:style-name="ce5" office:value-type="float" office:value="0.01132968">
            <text:p>1.13E-002</text:p>
          </table:table-cell>
          <table:table-cell table:style-name="ce6" table:formula="of:=1/[.D15]" office:value-type="float" office:value="88.2637461958325">
            <text:p>88.26</text:p>
          </table:table-cell>
          <table:table-cell table:style-name="ce5" office:value-type="float" office:value="289">
            <text:p>2.89E+002</text:p>
          </table:table-cell>
          <table:table-cell table:style-name="ce7" office:value-type="float" office:value="103.11">
            <text:p>103.11</text:p>
          </table:table-cell>
          <table:table-cell table:style-name="ce6" table:formula="of:=[.G15]*6.02E+023*1E-030*1000000" office:value-type="float" office:value="62.07222">
            <text:p>62.07</text:p>
          </table:table-cell>
          <table:table-cell/>
          <table:table-cell table:style-name="ce8" table:formula="of:=[.E15]-[.H15]/1.16" office:value-type="float" office:value="34.7532117130739">
            <text:p>34.7532</text:p>
          </table:table-cell>
          <table:table-cell table:style-name="ce9" table:formula="of:=[.J15]/[.E15]" office:value-type="percentage" office:value="0.393742767681379">
            <text:p>39.37%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string">
            <text:p>TOLUENE</text:p>
          </table:table-cell>
          <table:table-cell table:style-name="ce5" office:value-type="float" office:value="0.009409574">
            <text:p>9.41E-003</text:p>
          </table:table-cell>
          <table:table-cell table:style-name="ce6" table:formula="of:=1/[.D16]" office:value-type="float" office:value="106.274736773418">
            <text:p>106.27</text:p>
          </table:table-cell>
          <table:table-cell table:style-name="ce5" office:value-type="float" office:value="293">
            <text:p>2.93E+002</text:p>
          </table:table-cell>
          <table:table-cell office:value-type="float" office:value="123.47">
            <text:p>123.47</text:p>
          </table:table-cell>
          <table:table-cell table:style-name="ce6" table:formula="of:=[.G16]*6.02E+023*1E-030*1000000" office:value-type="float" office:value="74.32894">
            <text:p>74.33</text:p>
          </table:table-cell>
          <table:table-cell/>
          <table:table-cell table:style-name="ce8" table:formula="of:=[.E16]-[.H16]/1.16" office:value-type="float" office:value="42.1980643596251">
            <text:p>42.1981</text:p>
          </table:table-cell>
          <table:table-cell table:style-name="ce9" table:formula="of:=[.J16]/[.E16]" office:value-type="percentage" office:value="0.397065809248655">
            <text:p>39.71%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string">
            <text:p>ETHYLBENZENE</text:p>
          </table:table-cell>
          <table:table-cell table:style-name="ce5" office:value-type="float" office:value="0.008166379">
            <text:p>8.17E-003</text:p>
          </table:table-cell>
          <table:table-cell table:style-name="ce6" table:formula="of:=1/[.D17]" office:value-type="float" office:value="122.453292946605">
            <text:p>122.45</text:p>
          </table:table-cell>
          <table:table-cell table:style-name="ce5" office:value-type="float" office:value="293">
            <text:p>2.93E+002</text:p>
          </table:table-cell>
          <table:table-cell office:value-type="float" office:value="145.04">
            <text:p>145.04</text:p>
          </table:table-cell>
          <table:table-cell table:style-name="ce6" table:formula="of:=[.G17]*6.02E+023*1E-030*1000000" office:value-type="float" office:value="87.31408">
            <text:p>87.31</text:p>
          </table:table-cell>
          <table:table-cell/>
          <table:table-cell table:style-name="ce8" table:formula="of:=[.E17]-[.H17]/1.16" office:value-type="float" office:value="47.182534325915">
            <text:p>47.1825</text:p>
          </table:table-cell>
          <table:table-cell table:style-name="ce9" table:formula="of:=[.J17]/[.E17]" office:value-type="percentage" office:value="0.385310457485931">
            <text:p>38.53%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string">
            <text:p>N-DODECANE</text:p>
          </table:table-cell>
          <table:table-cell table:style-name="ce5" office:value-type="float" office:value="0.004391285">
            <text:p>4.39E-003</text:p>
          </table:table-cell>
          <table:table-cell table:style-name="ce6" table:formula="of:=1/[.D18]" office:value-type="float" office:value="227.723775614655">
            <text:p>227.72</text:p>
          </table:table-cell>
          <table:table-cell table:style-name="ce5" office:value-type="float" office:value="293">
            <text:p>2.93E+002</text:p>
          </table:table-cell>
          <table:table-cell office:value-type="float" office:value="262.63">
            <text:p>262.63</text:p>
          </table:table-cell>
          <table:table-cell table:style-name="ce6" table:formula="of:=[.G18]*6.02E+023*1E-030*1000000" office:value-type="float" office:value="158.10326">
            <text:p>158.10</text:p>
          </table:table-cell>
          <table:table-cell/>
          <table:table-cell table:style-name="ce8" table:formula="of:=[.E18]-[.H18]/1.16" office:value-type="float" office:value="91.4278618215515">
            <text:p>91.4279</text:p>
          </table:table-cell>
          <table:table-cell table:style-name="ce9" table:formula="of:=[.J18]/[.E18]" office:value-type="percentage" office:value="0.401485798199052">
            <text:p>40.15%</text:p>
          </table:table-cell>
          <table:table-cell table:number-columns-repeated="101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14" number:min-integer-digits="1"/>
    </number:number-style>
    <number:number-style style:name="N117">
      <number:number number:decimal-places="15" number:min-integer-digits="1"/>
    </number:number-style>
    <number:number-style style:name="N118">
      <number:number number:decimal-places="13" number:min-integer-digits="1"/>
    </number:number-style>
    <number:number-style style:name="N119">
      <number:number number:decimal-places="12" number:min-integer-digits="1"/>
    </number:number-style>
    <number:number-style style:name="N120">
      <number:number number:decimal-places="11" number:min-integer-digits="1"/>
    </number:number-style>
    <number:number-style style:name="N121">
      <number:number number:decimal-places="10" number:min-integer-digits="1"/>
    </number:number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number:number-style style:name="N129">
      <number:number number:decimal-places="1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22">07/22/2010</text:date>, <text:time>18:38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initial-creator>Rafael Soares</meta:initial-creator>
    <meta:creation-date>2010-07-06T17:14:09</meta:creation-date>
    <dc:date>2010-07-22T18:38:50</dc:date>
    <dc:creator>Rafael Soares</dc:creator>
    <meta:editing-duration>PT00H34M19S</meta:editing-duration>
    <meta:editing-cycles>9</meta:editing-cycles>
    <meta:generator>OpenOffice.org/3.1$Linux OpenOffice.org_project/310m19$Build-9420</meta:generator>
    <meta:document-statistic meta:table-count="3" meta:cell-count="101" meta:object-count="0"/>
  </office:meta>
</office:document-meta>
</file>